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11A0C7872EB2D4A.png" manifest:media-type="image/png"/>
  <manifest:file-entry manifest:full-path="Pictures/100000000000030500000147A39BFBEB530C2280.png" manifest:media-type="image/png"/>
  <manifest:file-entry manifest:full-path="Pictures/1000000000000306000000BD1A038C719BAD47EF.png" manifest:media-type="image/png"/>
  <manifest:file-entry manifest:full-path="Pictures/1000000000000303000001DF2ECC96DB4F48C47A.png" manifest:media-type="image/png"/>
  <manifest:file-entry manifest:full-path="Pictures/10000000000001930000008DC426AA088F6E2595.png" manifest:media-type="image/png"/>
  <manifest:file-entry manifest:full-path="Pictures/100000000000038F000001AA1B18C8223901046A.png" manifest:media-type="image/png"/>
  <manifest:file-entry manifest:full-path="Pictures/1000000000000374000001D4E658C5850A65FCAE.png" manifest:media-type="image/png"/>
  <manifest:file-entry manifest:full-path="Pictures/10000000000003760000028134E812F4E33D684A.png" manifest:media-type="image/png"/>
  <manifest:file-entry manifest:full-path="Pictures/10000000000003830000028DEA37C30D38CD1CC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3" svg:font-family="標楷體" style:font-family-generic="modern" style:font-pitch="fixed"/>
    <style:font-face style:name="細明體" svg:font-family="細明體" style:font-family-generic="modern" style:font-pitch="fixed"/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4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4cm"/>
    </style:style>
    <style:style style:name="gr6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18pt"/>
    </style:style>
    <style:style style:name="P8" style:family="paragraph">
      <loext:graphic-properties draw:fill="none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style:font-size-asian="28.1000003814697pt"/>
    </style:style>
    <style:style style:name="T1" style:family="text">
      <style:text-properties style:font-name="標楷體2" fo:font-size="48pt" style:font-name-asian="標楷體2" style:font-size-asian="48pt" style:font-size-complex="48pt"/>
    </style:style>
    <style:style style:name="T2" style:family="text">
      <style:text-properties style:font-name="標楷體2" fo:font-size="40pt" style:font-name-asian="標楷體2" style:font-size-asian="40pt" style:font-size-complex="40pt"/>
    </style:style>
    <style:style style:name="T3" style:family="text">
      <style:text-properties style:font-name="標楷體2" fo:font-size="24pt" style:font-name-asian="標楷體2" style:font-size-asian="24pt" style:font-size-complex="24pt"/>
    </style:style>
    <style:style style:name="T4" style:family="text">
      <style:text-properties fo:color="#ffff99" style:font-name="標楷體2" fo:font-size="24pt" style:font-name-asian="標楷體2" style:font-size-asian="24pt" style:font-size-complex="24pt"/>
    </style:style>
    <style:style style:name="T5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fo:color="#ffffff" fo:font-size="16pt" style:font-size-asian="16pt" style:font-size-complex="16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關於教師退休金的那些事兒！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陳鍾誠</text:span></text:p>
            <text:p text:style-name="P1"><text:span text:style-name="T4"/></text:p>
            <text:p text:style-name="P1"><text:span text:style-name="T4">2016</text:span><text:span text:style-name="T4">年</text:span><text:span text:style-name="T4">6</text:span><text:span text:style-name="T4">月</text:span><text:span text:style-name="T4">26</text:span><text:span text:style-name="T4">日</text:span></text:p>
          </draw:text-box>
        </draw:frame>
        <draw:frame draw:style-name="gr1" draw:text-style-name="P3" draw:layer="layout" svg:width="16cm" svg:height="5.318cm" svg:x="0.6cm" svg:y="2.2cm">
          <draw:text-box>
            <text:p><text:span text:style-name="T5">程式人《十分鐘系列》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6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在這個國家快破產的年代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軍公教的退休金總是引起爭議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9">網路上的新聞到底可不可靠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所謂的軍公教所得替代率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到底是怎麼算出來的呢？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雖然我是大學老師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我也不瞭解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學程式的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不就應該要把事情搞清楚嗎？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現在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就讓我們來搞清楚一下好了！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8" draw:layer="layout" svg:width="8.634cm" svg:height="0.964cm" svg:x="1.8cm" svg:y="19.4cm">
          <draw:text-box>
            <text:p text:style-name="P7">http://www.retire.moe.edu.tw/</text:p>
          </draw:text-box>
        </draw:frame>
        <draw:frame draw:style-name="gr6" draw:text-style-name="P9" draw:layer="layout" svg:width="25.4cm" svg:height="11.876cm" svg:x="1.2cm" svg:y="4.929cm">
          <draw:image xlink:href="Pictures/100000000000038F000001AA1B18C8223901046A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6" draw:text-style-name="P9" draw:layer="layout" svg:width="21.444cm" svg:height="15.514cm" svg:x="2.956cm" svg:y="4.686cm">
          <draw:image xlink:href="Pictures/10000000000003760000028134E812F4E33D684A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6" draw:text-style-name="P9" draw:layer="layout" svg:width="24.576cm" svg:height="6cm" svg:x="2cm" svg:y="5.4cm">
          <draw:image xlink:href="Pictures/1000000000000306000000BD1A038C719BAD47EF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6" draw:text-style-name="P9" draw:layer="layout" svg:width="24.4cm" svg:height="15.158cm" svg:x="1.8cm" svg:y="4.526cm">
          <draw:image xlink:href="Pictures/1000000000000303000001DF2ECC96DB4F48C47A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拉到盡可能高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6" draw:text-style-name="P9" draw:layer="layout" svg:width="23.788cm" svg:height="17.278cm" svg:x="2.4cm" svg:y="4.343cm">
          <draw:image xlink:href="Pictures/10000000000003830000028DEA37C30D38CD1CC4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6" draw:text-style-name="P9" draw:layer="layout" svg:width="26.4cm" svg:height="13.975cm" svg:x="0.8cm" svg:y="4.617cm">
          <draw:image xlink:href="Pictures/1000000000000374000001D4E658C5850A65FCAE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6" draw:text-style-name="P9" draw:layer="layout" svg:width="26.477cm" svg:height="11.2cm" svg:x="0.8cm" svg:y="5.6cm">
          <draw:image xlink:href="Pictures/100000000000030500000147A39BFBEB530C2280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3" svg:font-family="標楷體" style:font-family-generic="modern" style:font-pitch="fixed"/>
    <style:font-face style:name="細明體" svg:font-family="細明體" style:font-family-generic="modern" style:font-pitch="fixed"/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4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7-06T07:19:44.620000000</dc:date>
    <meta:editing-duration>P2DT4H11M39S</meta:editing-duration>
    <meta:editing-cycles>516</meta:editing-cycles>
    <meta:generator>LibreOffice/5.0.6.3$Windows_x86 LibreOffice_project/490fc03b25318460cfc54456516ea2519c11d1aa</meta:generator>
    <meta:document-statistic meta:object-count="102"/>
  </office:meta>
</office:document-meta>
</file>